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45DF00001B7F575652A3.svm"/>
  <manifest:file-entry manifest:media-type="" manifest:full-path="Pictures/200000090000410300002A7B25B8B380.svm"/>
  <manifest:file-entry manifest:media-type="" manifest:full-path="Pictures/20000009000024CC000012D05D671B04.svm"/>
  <manifest:file-entry manifest:media-type="" manifest:full-path="Pictures/200000090000508400002CDC3209E03B.svm"/>
  <manifest:file-entry manifest:media-type="" manifest:full-path="Pictures/200000090000454000004CE64407187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5.901cm" table:align="left"/>
    </style:style>
    <style:style style:name="Tableau1.A" style:family="table-column">
      <style:table-column-properties style:column-width="1.607cm"/>
    </style:style>
    <style:style style:name="Tableau1.B" style:family="table-column">
      <style:table-column-properties style:column-width="8.818cm"/>
    </style:style>
    <style:style style:name="Tableau1.C" style:family="table-column">
      <style:table-column-properties style:column-width="5.477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Header">
      <style:text-properties fo:font-size="16pt" style:font-size-asian="16pt" style:font-size-complex="16pt"/>
    </style:style>
    <style:style style:name="P8" style:family="paragraph" style:parent-style-name="Header">
      <style:paragraph-properties fo:text-align="start" style:justify-single-word="false"/>
      <style:text-properties fo:font-size="16pt" style:font-size-asian="16pt" style:font-size-complex="16pt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able_20_Contents">
      <style:text-properties fo:color="#00ffff" fo:font-size="14pt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Table_20_Contents">
      <style:text-properties fo:font-size="12pt" style:font-size-asian="10.5pt" style:font-size-complex="12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TP3 Aero</text:span> 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Repère</text:p>
          </table:table-cell>
          <table:table-cell table:style-name="Tableau1.A1" office:value-type="string">
            <text:p text:style-name="P10">Fonction</text:p>
          </table:table-cell>
          <table:table-cell table:style-name="Tableau1.A1" office:value-type="string">
            <text:p text:style-name="P10">Numéro bornier (si disponible)</text:p>
          </table:table-cell>
        </table:table-row>
        <table:table-row>
          <table:table-cell table:style-name="Tableau1.A1" office:value-type="string">
            <text:p text:style-name="Table_20_Contents">TE1</text:p>
          </table:table-cell>
          <table:table-cell table:style-name="Tableau1.A1" office:value-type="string">
            <text:p text:style-name="P12">Capteur de température</text:p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Table_20_Contents">TT1</text:p>
          </table:table-cell>
          <table:table-cell table:style-name="Tableau1.A1" office:value-type="string">
            <text:p text:style-name="P13">Transmetteur de température</text:p>
          </table:table-cell>
          <table:table-cell table:style-name="Tableau1.A1" office:value-type="string">
            <text:p text:style-name="P13">5</text:p>
          </table:table-cell>
        </table:table-row>
        <table:table-row>
          <table:table-cell table:style-name="Tableau1.A1" office:value-type="string">
            <text:p text:style-name="Table_20_Contents">TE2</text:p>
          </table:table-cell>
          <table:table-cell table:style-name="Tableau1.A1" office:value-type="string">
            <text:p text:style-name="P13">Capteur de de température</text:p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Table_20_Contents">TT2</text:p>
          </table:table-cell>
          <table:table-cell table:style-name="Tableau1.A1" office:value-type="string">
            <text:p text:style-name="P13">Transmetteur de température</text:p>
          </table:table-cell>
          <table:table-cell table:style-name="Tableau1.A1" office:value-type="string">
            <text:p text:style-name="P13">4</text:p>
          </table:table-cell>
        </table:table-row>
        <table:table-row>
          <table:table-cell table:style-name="Tableau1.A1" office:value-type="string">
            <text:p text:style-name="Table_20_Contents">TAH1</text:p>
          </table:table-cell>
          <table:table-cell table:style-name="Tableau1.A1" office:value-type="string">
            <text:p text:style-name="P13">Thermosat</text:p>
          </table:table-cell>
          <table:table-cell table:style-name="Tableau1.A1" office:value-type="string">
            <text:p text:style-name="P13">2</text:p>
          </table:table-cell>
        </table:table-row>
        <table:table-row>
          <table:table-cell table:style-name="Tableau1.A1" office:value-type="string">
            <text:p text:style-name="Table_20_Contents">TY1</text:p>
          </table:table-cell>
          <table:table-cell table:style-name="Tableau1.A1" office:value-type="string">
            <text:p text:style-name="P13">Relais de calcul (convertisseur i/W)</text:p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Table_20_Contents">SPY1</text:p>
          </table:table-cell>
          <table:table-cell table:style-name="Tableau1.A1" office:value-type="string">
            <text:p text:style-name="P13">Relais de calcul (convertisseur i/W)</text:p>
          </table:table-cell>
          <table:table-cell table:style-name="Tableau1.A1" office:value-type="string">
            <text:p text:style-name="P13">1</text:p>
          </table:table-cell>
        </table:table-row>
        <table:table-row>
          <table:table-cell table:style-name="Tableau1.A1" office:value-type="string">
            <text:p text:style-name="Table_20_Contents">SPY2</text:p>
          </table:table-cell>
          <table:table-cell table:style-name="Tableau1.A1" office:value-type="string">
            <text:p text:style-name="P13">Relais de calcul (convertisseur Hz/i)</text:p>
          </table:table-cell>
          <table:table-cell table:style-name="Tableau1.A1" office:value-type="string">
            <text:p text:style-name="P11"/>
          </table:table-cell>
        </table:table-row>
      </table:table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3371028" text:style-name="L1">
        <text:list-item>
          <text:list>
            <text:list-item>
              <text:list>
                <text:list-item>
                  <text:p text:style-name="P3"><text:soft-page-break/>Compléter le schéma TI afin de faire apparaître la boucle de régulation de</text:p>
                  <text:p text:style-name="P3">température. On utilisera la sonde PT100 pour mesurer la température. </text:p>
                </text:list-item>
              </text:list>
            </text:list-item>
          </text:list>
        </text:list-item>
      </text:list>
      <text:p text:style-name="P2"/>
      <text:p text:style-name="P2"><draw:frame draw:style-name="fr1" draw:name="images1" text:anchor-type="paragraph" svg:x="0.245cm" svg:y="0.086cm" svg:width="14.977cm" svg:height="19.659cm" draw:z-index="0"><draw:image xlink:href="Pictures/200000090000454000004CE644071876.svm" xlink:type="simple" xlink:show="embed" xlink:actuate="onLoad"/></draw:frame></text:p>
      <text:p text:style-name="P2"/>
      <text:p text:style-name="P2"/>
      <text:p text:style-name="P2"/>
      <text:list xml:id="list43682426" text:style-name="L2">
        <text:list-item>
          <text:list>
            <text:list-item>
              <text:list>
                <text:list-item>
                  <text:p text:style-name="P4"><text:soft-page-break/>Proposer un schéma fonctionnel de la maquette. Vous ferez apparaître le numéro des borniers sur ce schéma.</text:p>
                </text:list-item>
              </text:list>
            </text:list-item>
          </text:list>
        </text:list-item>
      </text:list>
      <text:p text:style-name="P2"/>
      <text:p text:style-name="P2"><draw:frame draw:style-name="fr1" draw:name="images2" text:anchor-type="paragraph" svg:x="0.212cm" svg:y="0cm" svg:width="17cm" svg:height="6.69cm" draw:z-index="1"><draw:image xlink:href="Pictures/20000009000045DF00001B7F575652A3.svm" xlink:type="simple" xlink:show="embed" xlink:actuate="onLoad"/></draw:frame></text:p>
      <text:list xml:id="list20379212" text:style-name="L4">
        <text:list-item>
          <text:list>
            <text:list-item>
              <text:list>
                <text:list-item>
                  <text:p text:style-name="P5">Expliquer le fonctionnement de la maquette en vous aidant du schéma fonctionnel.</text:p>
                  <text:p text:style-name="P5"/>
                  <text:p text:style-name="P5">Un ventilateur émet de l air qui est chauffe par des résistances ensuite elle est conduit dans une pièce. Grâce a l aide d un capteur qui nous permet de réguler la température de l air.</text:p>
                  <text:p text:style-name="P5"/>
                </text:list-item>
                <text:list-item>
                  <text:p text:style-name="P5">Donner le schéma électrique permettant le fonctionnement de la régulation. Ne pas oublier la ventilation (le sytème ne fonctionne pas sans la ventilation). </text:p>
                </text:list-item>
              </text:list>
            </text:list-item>
          </text:list>
        </text:list-item>
      </text:list>
      <text:p text:style-name="P2"><draw:frame draw:style-name="fr1" draw:name="images3" text:anchor-type="paragraph" svg:x="0.953cm" svg:y="0.45cm" svg:width="15.095cm" svg:height="8.41cm" draw:z-index="2"><draw:image xlink:href="Pictures/200000090000508400002CDC3209E03B.svm" xlink:type="simple" xlink:show="embed" xlink:actuate="onLoad"/></draw:frame></text:p>
      <text:p text:style-name="P2"/>
      <text:p text:style-name="P2"/>
      <text:list xml:id="list21482674" text:style-name="L5">
        <text:list-item>
          <text:list>
            <text:list-item>
              <text:list>
                <text:list-item>
                  <text:p text:style-name="P6"><text:soft-page-break/>Câbler la boucle de régulation, puis valider son fonctionnement en manuel. On donnera la procédure de vérification.</text:p>
                </text:list-item>
              </text:list>
            </text:list-item>
          </text:list>
        </text:list-item>
      </text:list>
      <text:p text:style-name="P2"><draw:frame draw:style-name="fr1" draw:name="images4" text:anchor-type="paragraph" svg:x="0.953cm" svg:y="0.953cm" svg:width="15.095cm" svg:height="9.862cm" draw:z-index="3"><draw:image xlink:href="Pictures/200000090000410300002A7B25B8B380.svm" xlink:type="simple" xlink:show="embed" xlink:actuate="onLoad"/></draw:frame></text:p>
      <text:p text:style-name="P2"/>
      <text:p text:style-name="P2">On a mis la consigne a 100% on constate une évolution et lorsque on la met a 0% la consigne diminue</text:p>
      <text:p text:style-name="P2"/>
      <text:h text:style-name="P9" text:outline-level="1"><text:soft-page-break/></text:h>
      <text:h text:style-name="P9" text:outline-level="1"/>
      <text:h text:style-name="P9" text:outline-level="1">II. Régulation proportionnelle</text:h>
      <text:p text:style-name="P2">Tracez la caractéristique statique de votre système. On prendra au moins 4 mesures. </text:p>
      <text:p text:style-name="P2"/>
      <text:p text:style-name="P2"/>
      <text:p text:style-name="P2"/>
      <text:p text:style-name="P2"/>
      <text:p text:style-name="P2"><draw:frame draw:style-name="fr2" draw:name="Objet1" text:anchor-type="paragraph" svg:width="15.998cm" svg:height="8.999cm" draw:z-index="5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s6" text:anchor-type="paragraph" svg:x="3.817cm" svg:y="10.679cm" svg:width="9.419cm" svg:height="4.815cm" draw:z-index="4"><draw:image xlink:href="Pictures/20000009000024CC000012D05D671B04.svm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style:font-size-asian="16pt" style:font-size-complex="16pt"/>
    </style:style>
    <style:style style:name="MP2" style:family="paragraph" style:parent-style-name="Header">
      <style:text-properties fo:font-size="16pt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OUITA <text:tab/><text:tab/><text:tab/>CIRA</text:p>
        <text:p text:style-name="MP2">BERTOLOTT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1-10T23:02:47.90</meta:creation-date>
    <meta:document-statistic meta:table-count="1" meta:image-count="5" meta:object-count="1" meta:page-count="6" meta:paragraph-count="37" meta:word-count="222" meta:character-count="1337"/>
    <dc:date>2020-01-11T01:53:57.23</dc:date>
    <meta:editing-duration>PT5M11S</meta:editing-duration>
    <meta:editing-cycles>1</meta:editing-cycles>
    <meta:generator>LibreOffice/3.3$Win32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707cm" svg:y="4.191cm" chart:style-name="ch2"/>
        <chart:plot-area chart:style-name="ch3" chart:data-source-has-labels="both" svg:x="0.634cm" svg:y="0.656cm" svg:width="12.388cm" svg:height="7.544cm">
          <chartooo:coordinate-region svg:x="1.255cm" svg:y="0.868cm" svg:width="11.487cm" svg:height="6.659cm"/>
          <chart:axis chart:dimension="x" chart:name="primary-x" chart:style-name="ch4">
            <chart:title svg:x="5.937cm" svg:y="8.38cm" chart:style-name="ch5">
              <text:p>commende</text:p>
            </chart:title>
            <chart:categories table:cell-range-address="local-table.$A$2:.$A$5"/>
          </chart:axis>
          <chart:axis chart:dimension="y" chart:name="primary-y" chart:style-name="ch6">
            <chart:title svg:x="0.001cm" svg:y="5.372cm" chart:style-name="ch7">
              <text:p>temperature</text:p>
            </chart:title>
            <chart:grid chart:style-name="ch8" chart:class="major"/>
          </chart:axis>
          <chart:series chart:style-name="ch9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80">
                <text:p>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100">
                <text:p>10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